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-template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600000002CBEDF0CE3CF557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14pt" fo:language="fr" fo:country="FR" fo:font-weight="bold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margin-left="0.212cm" fo:margin-right="0.129cm" fo:margin-top="0cm" fo:margin-bottom="0cm" loext:contextual-spacing="false" fo:text-align="end" style:justify-single-word="false" fo:text-indent="0cm" style:auto-text-indent="false"/>
      <style:text-properties fo:font-size="14pt" fo:language="fr" fo:country="FR" style:text-underline-style="solid" style:text-underline-width="auto" style:text-underline-color="font-color" fo:font-weight="bold"/>
    </style:style>
    <style:style style:name="P5" style:family="paragraph" style:parent-style-name="Text_20_body">
      <style:paragraph-properties fo:margin-left="7.038cm" fo:margin-right="0cm" fo:text-indent="0cm" style:auto-text-indent="false"/>
    </style:style>
    <style:style style:name="P6" style:family="paragraph" style:parent-style-name="Text_20_body">
      <style:paragraph-properties fo:margin-left="3.889cm" fo:margin-right="5.267cm" fo:margin-top="0cm" fo:margin-bottom="0cm" loext:contextual-spacing="false" fo:text-align="center" style:justify-single-word="false" fo:text-indent="0cm" style:auto-text-indent="false"/>
    </style:style>
    <style:style style:name="P7" style:family="paragraph" style:parent-style-name="Text_20_body">
      <style:paragraph-properties fo:margin-left="0cm" fo:margin-right="0.159cm" fo:text-align="center" style:justify-single-word="false" fo:text-indent="0cm" style:auto-text-indent="false"/>
      <style:text-properties fo:font-size="14pt" fo:language="fr" fo:country="FR" fo:font-weight="bold"/>
    </style:style>
    <style:style style:name="P8" style:family="paragraph" style:parent-style-name="Text_20_body">
      <style:paragraph-properties fo:margin-left="2.709cm" fo:margin-right="0cm" fo:text-align="start" style:justify-single-word="false" fo:text-indent="0cm" style:auto-text-indent="false"/>
    </style:style>
    <style:style style:name="P9" style:family="paragraph" style:parent-style-name="Standard">
      <style:text-properties officeooo:rsid="0017112b" officeooo:paragraph-rsid="0017112b"/>
    </style:style>
    <style:style style:name="P10" style:family="paragraph" style:parent-style-name="Standard">
      <style:text-properties fo:font-size="14pt" officeooo:rsid="0017112b" officeooo:paragraph-rsid="0017112b" style:font-size-asian="14pt" style:font-size-complex="14pt"/>
    </style:style>
    <style:style style:name="P11" style:family="paragraph" style:parent-style-name="Standard">
      <style:text-properties fo:font-size="14pt" fo:font-weight="bold" officeooo:rsid="0017da60" officeooo:paragraph-rsid="0017da60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7da60" officeooo:paragraph-rsid="0017e7b2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7da60" officeooo:paragraph-rsid="001b03e9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17da60" officeooo:paragraph-rsid="001c70ea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17da60" officeooo:paragraph-rsid="001e1c90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17da60" officeooo:paragraph-rsid="0020a06b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2pt" fo:font-weight="normal" officeooo:rsid="0017da60" officeooo:paragraph-rsid="001e1c90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7da60" officeooo:paragraph-rsid="0020a06b" style:font-size-asian="10.5pt" style:font-weight-asian="normal" style:font-size-complex="12pt" style:font-weight-complex="normal"/>
    </style:style>
    <style:style style:name="P19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000000" style:font-name="Times New Roman" fo:font-size="12pt" fo:font-weight="bold" style:font-size-asian="12pt" style:font-weight-asian="bold"/>
    </style:style>
    <style:style style:name="T2" style:family="text">
      <style:text-properties fo:color="#000000" style:font-name="Times New Roman" fo:font-weight="bold" style:font-weight-asian="bold"/>
    </style:style>
    <style:style style:name="T3" style:family="text">
      <style:text-properties officeooo:rsid="0017e7b2"/>
    </style:style>
    <style:style style:name="T4" style:family="text">
      <style:text-properties officeooo:rsid="001b03e9"/>
    </style:style>
    <style:style style:name="T5" style:family="text">
      <style:text-properties fo:font-size="14pt" fo:font-weight="bold" officeooo:rsid="0017da60" style:font-size-asian="14pt" style:font-weight-asian="bold" style:font-size-complex="14pt" style:font-weight-complex="bold"/>
    </style:style>
    <style:style style:name="T6" style:family="text">
      <style:text-properties officeooo:rsid="0020a06b"/>
    </style:style>
    <style:style style:name="fr1" style:family="graphic" style:parent-style-name="Frame">
      <style:graphic-properties fo:margin-left="3.096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ocument ref. </text:p>
      <text:p text:style-name="P5"> </text:p>
      <text:p text:style-name="P6"> </text:p>
      <text:p text:style-name="P6"> </text:p>
      <text:p text:style-name="P6"> </text:p>
      <text:p text:style-name="P7">SAI</text:p>
      <text:p text:style-name="P7">IDENTIFICATION</text:p>
      <text:p text:style-name="P8"><draw:frame draw:style-name="fr1" draw:name="Moldura1" text:anchor-type="char" svg:x="3.096cm" svg:width="15.399cm" draw:z-index="0"><draw:text-box fo:min-height="0.053cm"><text:p text:style-name="Text_20_body"><draw:frame draw:style-name="fr2" draw:name="Imagem1" text:anchor-type="as-char" svg:width="15.399cm" svg:height="0.053cm" draw:z-index="1"><draw:image xlink:href="Pictures/100002010000024600000002CBEDF0CE3CF55797.png" xlink:type="simple" xlink:show="embed" xlink:actuate="onLoad" loext:mime-type="image/png"/></draw:frame></text:p></draw:text-box></draw:frame> </text:p>
      <text:p text:style-name="P2">DRAFT AUDIT PROGRAMME</text:p>
      <text:p text:style-name="P3"> </text:p>
      <text:p text:style-name="P19">{d.Title}</text:p>
      <text:p text:style-name="P9">{d.Background}</text:p>
      <text:p text:style-name="P9"/>
      <text:p text:style-name="P10"><text:span text:style-name="T2">Audit Application Notes:</text:span></text:p>
      <text:p text:style-name="P9">{d.Scope}</text:p>
      <text:p text:style-name="P9"/>
      <text:p text:style-name="P11">{d.Domains[i].Domain}</text:p>
      <text:p text:style-name="P13">{d.Domains[i].<text:span text:style-name="T4">Areas[i].Area</text:span>}</text:p>
      <text:p text:style-name="P15">{d.Domains[i].<text:span text:style-name="T4">Areas[i].Issues[i].Issue</text:span>}</text:p>
      <text:p text:style-name="P15">Objectives:</text:p>
      <text:p text:style-name="P17">{d.Domains[i].Areas[i].Issues[i].Objectives}</text:p>
      <text:p text:style-name="P15"/>
      <text:p text:style-name="P15">Criteria:</text:p>
      <text:p text:style-name="P18">{d.Domains[i].Areas[i].Issues[i].Criteria}</text:p>
      <text:p text:style-name="P16"/>
      <text:p text:style-name="P15">Information Required:</text:p>
      <text:p text:style-name="P18">{d.Domains[i].Areas[i].Issues[i].Inforequired}</text:p>
      <text:p text:style-name="P16"/>
      <text:p text:style-name="P15">Analysis Method:</text:p>
      <text:p text:style-name="P18">{d.Domains[i].Areas[i].Issues[i].Method}</text:p>
      <text:p text:style-name="P16"/>
      <text:p text:style-name="P15">Found Previously:</text:p>
      <text:p text:style-name="P18">{d.Domains[i].Areas[i].Issues[i].<text:span text:style-name="T6">Found</text:span>}</text:p>
      <text:p text:style-name="P16"/>
      <text:p text:style-name="P16">{d.Domains[i].<text:span text:style-name="T4">Areas[i].Issues[i+1].Issue</text:span>}</text:p>
      <text:p text:style-name="P16"><text:span text:style-name="T5"/></text:p>
      <text:p text:style-name="P16">{d.Domains[i].<text:span text:style-name="T4">Areas[i+1].Area</text:span>}</text:p>
      <text:p text:style-name="P13"/>
      <text:p text:style-name="P12">{d.Domains[i<text:span text:style-name="T3">+1</text:span>].Domain}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pt" fo:country="PT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6:02:28.426000000</meta:creation-date>
    <dc:date>2019-01-10T22:16:07.442000000</dc:date>
    <meta:editing-duration>PT45M30S</meta:editing-duration>
    <meta:editing-cycles>13</meta:editing-cycles>
    <meta:generator>LibreOffice/6.1.3.2$Windows_X86_64 LibreOffice_project/86daf60bf00efa86ad547e59e09d6bb77c699acb</meta:generator>
    <meta:document-statistic meta:table-count="0" meta:image-count="1" meta:object-count="0" meta:page-count="1" meta:paragraph-count="32" meta:word-count="33" meta:character-count="582" meta:non-whitespace-character-count="567"/>
  </office:meta>
</office:document-meta>
</file>